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eldSerializerTest_primitiv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SerializerTest_primitive.test_codec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leanFieldSerializerTest_primitive.test_codec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SerializerTest_primitive.test_codec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SerializerTest_primitive.parseObjectNoAsm( String input , Type clazz , int featureValues , Feature ...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ooleanFieldSerializerTest_primitive.test_codec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SerializerTest_primitive.test_codec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SerializerTest_primitive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